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Gargi-1.2b" svg:font-family="Gargi-1.2b" style:font-family-generic="system" style:font-pitch="variable"/>
    <style:font-face style:name="Nimbus Sans" svg:font-family="'Nimbus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2.1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loext:graphic-properties draw:fill-color="#ffffff"/>
      <style:paragraph-properties style:writing-mode="lr-tb"/>
      <style:text-properties fo:font-size="20pt" style:font-size-asian="20pt" style:font-size-complex="20pt"/>
    </style:style>
    <style:style style:name="P2" style:family="paragraph">
      <loext:graphic-properties draw:fill-color="#ffffff"/>
      <style:paragraph-properties style:writing-mode="lr-tb"/>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4.954cm" svg:x="1.471cm" svg:y="0.286cm" presentation:class="subtitle" presentation:user-transformed="true">
          <draw:text-box>
            <text:p><text:span text:style-name="T1">Lorem ipsum dolor sit amet, consectetur adipiscing elit, sed do eiusmod tempor incididunt ut labore et dolore magna aliqua. Est ultricies integer quis auctor. Mauris commodo quis imperdiet massa tincidunt. Vestibulum lorem sed risus ultricies tristique nulla aliquet enim tortor. Lorem ipsum dolor sit amet consectetur adipiscing. Ac tincidunt vitae semper quis. Semper auctor neque vitae tempus. Elementum eu facilisis sed odio morbi. Curabitur gravida arcu ac tortor dignissim convallis aenean et. Et magnis dis parturient montes nascetur ridiculus mus. Urna id volutpat lacus laoreet non curabitur gravida arcu ac. Nisi vitae suscipit tellus mauris a diam. Imperdiet dui accumsan sit amet nulla facilisi morbi tempus. Id diam vel quam elementum pulvinar etiam non quam. Porttitor eget dolor morbi non arcu.</text:span></text:p>
            <text:p><text:span text:style-name="T1"/></text:p>
            <text:p><text:span text:style-name="T1">Posuere sollicitudin aliquam ultrices sagittis orci a. Lectus urna duis convallis convallis. In vitae turpis massa sed elementum. Aliquam sem et tortor consequat id porta. Condimentum lacinia quis vel eros. Id eu nisl nunc mi ipsum faucibus vitae aliquet nec. Adipiscing vitae proin sagittis nisl rhoncus mattis rhoncus urna. Quisque egestas diam in arcu cursus euismod. Euismod elementum nisi quis eleifend quam adipiscing vitae. Amet est placerat in egestas erat imperdiet. Odio pellentesque diam volutpat commodo sed. Sit amet purus gravida quis blandit.</text:spa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ntarell" svg:font-family="Cantarell" style:font-family-generic="system" style:font-pitch="variable"/>
    <style:font-face style:name="Gargi-1.2b" svg:font-family="Gargi-1.2b" style:font-family-generic="system" style:font-pitch="variable"/>
    <style:font-face style:name="Nimbus Sans" svg:font-family="'Nimbus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imbus Sans" style:font-family-asian="'Nimbus Sans'" style:font-family-generic-asian="system" style:font-pitch-asian="variable" style:font-size-asian="18pt" style:font-style-asian="normal" style:font-weight-asian="normal" style:font-name-complex="Gargi-1.2b" style:font-family-complex="Gargi-1.2b"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0pt" style:font-style-asian="normal" style:font-weight-asian="normal" style:font-name-complex="Gargi-1.2b" style:font-family-complex="Gargi-1.2b"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Gargi-1.2b" style:font-family-complex="Gargi-1.2b"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Gargi-1.2b" style:font-family-complex="Gargi-1.2b"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imbus Sans" style:font-family-asian="'Nimbus Sans'" style:font-family-generic-asian="system" style:font-pitch-asian="variable" style:font-size-asian="44pt" style:font-style-asian="normal" style:font-weight-asian="normal" style:font-name-complex="Gargi-1.2b" style:font-family-complex="Gargi-1.2b"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07T16:46:21.534128021</meta:creation-date>
    <dc:date>2021-10-07T17:28:11.038113531</dc:date>
    <meta:editing-duration>PT12M18S</meta:editing-duration>
    <meta:editing-cycles>2</meta:editing-cycles>
    <meta:generator>LibreOffice/7.1.6.2.0$Linux_X86_64 LibreOffice_project/10$Build-2</meta:generator>
    <meta:document-statistic meta:object-count="24"/>
  </office:meta>
</office:document-meta>
</file>